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Calibri" style:text-underline-style="none" officeooo:rsid="00d4b09a" officeooo:paragraph-rsid="00591bd4"/>
    </style:style>
    <style:style style:name="P2" style:family="paragraph" style:parent-style-name="Standard">
      <style:paragraph-properties fo:text-align="start" style:justify-single-word="false"/>
      <style:text-properties fo:color="#000000" style:font-name="Calibri" style:text-underline-style="none" officeooo:rsid="00d4b09a" officeooo:paragraph-rsid="00a0ed45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acf6e" officeooo:paragraph-rsid="00620d6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none" fo:font-weight="normal" officeooo:rsid="005acf6e" officeooo:paragraph-rsid="0067d8b9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none" fo:font-weight="normal" officeooo:rsid="005acf6e" officeooo:paragraph-rsid="00a0ed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acf6e" officeooo:paragraph-rsid="00a0ed4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92b76" officeooo:paragraph-rsid="00592b7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92b76" officeooo:paragraph-rsid="00a0ed4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c6b69" officeooo:paragraph-rsid="0062a89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c6b69" officeooo:paragraph-rsid="005c6b6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5c6b69" officeooo:paragraph-rsid="00a0ed4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none" fo:font-weight="normal" officeooo:rsid="00665375" officeooo:paragraph-rsid="0067d8b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none" fo:font-weight="normal" officeooo:rsid="00665375" officeooo:paragraph-rsid="00a0ed4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728e5a" officeooo:paragraph-rsid="00694ca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728e5a" officeooo:paragraph-rsid="00a0ed4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acf6e" officeooo:paragraph-rsid="005acf6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acf6e" officeooo:paragraph-rsid="00a0ed4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c6b69" officeooo:paragraph-rsid="0062a89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c6b69" officeooo:paragraph-rsid="00a0ed4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92b76" officeooo:paragraph-rsid="005acf6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92b76" officeooo:paragraph-rsid="0067d8b9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592b76" officeooo:paragraph-rsid="00a0ed45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66c04e" officeooo:paragraph-rsid="00694ca3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66c04e" officeooo:paragraph-rsid="00a0ed4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7bbf8c" officeooo:paragraph-rsid="007bbf8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7bbf8c" officeooo:paragraph-rsid="00a0ed4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73bff6" officeooo:paragraph-rsid="0073bff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Calibri" fo:font-size="12pt" style:text-underline-style="solid" style:text-underline-width="auto" style:text-underline-color="font-color" fo:font-weight="normal" officeooo:rsid="0073bff6" officeooo:paragraph-rsid="00a0ed45" style:font-size-asian="12pt" style:font-weight-asian="normal" style:font-size-complex="12pt" style:font-weight-complex="normal"/>
    </style:style>
    <style:style style:name="T1" style:family="text">
      <style:text-properties fo:color="#3465a4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fo:font-size="18pt" style:text-underline-style="solid" style:text-underline-width="auto" style:text-underline-color="font-color" fo:font-weight="bold" officeooo:rsid="00591bd4" style:font-size-asian="18pt" style:font-weight-asian="bold" style:font-size-complex="18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e08e8"/>
    </style:style>
    <style:style style:name="T5" style:family="text">
      <style:text-properties style:text-underline-style="none" officeooo:rsid="0060040b"/>
    </style:style>
    <style:style style:name="T6" style:family="text">
      <style:text-properties style:text-underline-style="none" officeooo:rsid="006368cf"/>
    </style:style>
    <style:style style:name="T7" style:family="text">
      <style:text-properties style:text-underline-style="none" officeooo:rsid="00665375"/>
    </style:style>
    <style:style style:name="T8" style:family="text">
      <style:text-properties style:text-underline-style="none" officeooo:rsid="0067d8b9"/>
    </style:style>
    <style:style style:name="T9" style:family="text">
      <style:text-properties style:text-underline-style="none" officeooo:rsid="00693312"/>
    </style:style>
    <style:style style:name="T10" style:family="text">
      <style:text-properties style:text-underline-style="none" officeooo:rsid="00694ca3"/>
    </style:style>
    <style:style style:name="T11" style:family="text">
      <style:text-properties style:text-underline-style="none" officeooo:rsid="0070fe32"/>
    </style:style>
    <style:style style:name="T12" style:family="text">
      <style:text-properties style:text-underline-style="none" officeooo:rsid="007235a6"/>
    </style:style>
    <style:style style:name="T13" style:family="text">
      <style:text-properties style:text-underline-style="none" officeooo:rsid="00728e5a"/>
    </style:style>
    <style:style style:name="T14" style:family="text">
      <style:text-properties style:text-underline-style="none" officeooo:rsid="00786b39"/>
    </style:style>
    <style:style style:name="T15" style:family="text">
      <style:text-properties style:text-underline-style="none" officeooo:rsid="007e214c"/>
    </style:style>
    <style:style style:name="T16" style:family="text">
      <style:text-properties style:text-underline-style="none" officeooo:rsid="007f46ab"/>
    </style:style>
    <style:style style:name="T17" style:family="text">
      <style:text-properties style:text-underline-style="none" officeooo:rsid="008e2555"/>
    </style:style>
    <style:style style:name="T18" style:family="text">
      <style:text-properties style:text-underline-style="none" officeooo:rsid="008fb426"/>
    </style:style>
    <style:style style:name="T19" style:family="text">
      <style:text-properties fo:color="#f10d0c" fo:font-weight="bold" officeooo:rsid="00b656e2" style:font-weight-asian="bold" style:font-weight-complex="bold"/>
    </style:style>
    <style:style style:name="T20" style:family="text">
      <style:text-properties officeooo:rsid="00728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xml:id="ct359251616" text:id="ct359251616">
          <text:insertion>
            <office:change-info>
              <dc:creator>J Cercy</dc:creator>
              <dc:date>2020-12-29T11:00:2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3</text:span><text:span text:style-name="T1"> :</text:span></text:p>
      <text:p text:style-name="P3">Autour de nous, le monde change par l’action de différentes transformations qui peuvent être de nature chimique ou physique.</text:p>
      <text:p text:style-name="P3"/>
      <text:p text:style-name="P7">Définitions :</text:p>
      <text:list xml:id="list4042295248" text:style-name="L1">
        <text:list-item>
          <text:p text:style-name="P16"><text:span text:style-name="T19">Espèce chimique : </text:span><text:span text:style-name="T4">À l’échelle microscopique c’est un ensemble de particules, toutes identiques. </text:span></text:p>
        </text:list-item>
      </text:list>
      <text:p text:style-name="P9"/>
      <text:p text:style-name="P18"><text:span text:style-name="T3"><text:tab/>Exemple</text:span><text:span text:style-name="T6">s</text:span><text:span text:style-name="T3"> : l’eau, le dioxygène, le dioxyde de carbone, la vitamine C, l’hélium</text:span></text:p>
      <text:p text:style-name="P10"/>
      <text:list xml:id="list125427628526990" text:continue-numbering="true" text:style-name="L1">
        <text:list-item>
          <text:p text:style-name="P20"><text:span text:style-name="T19">Transformation chimique :</text:span><text:span text:style-name="T3"> </text:span><text:span text:style-name="T18">processus </text:span><text:span text:style-name="T3">pendant lequel il y a </text:span><text:span text:style-name="T5">simultanément</text:span><text:span text:style-name="T3"> apparition de certaines espèces chimique</text:span><text:span text:style-name="T16">s</text:span><text:span text:style-name="T3"> et disparition d’autres.</text:span></text:p>
          <text:p text:style-name="P4"/>
          <text:p text:style-name="P21"><text:span text:style-name="T6">Exemples : </text:span><text:span text:style-name="T7">Le fer qui rouille,</text:span><text:span text:style-name="T14"> </text:span><text:span text:style-name="T15">combustion du carbone dans l’air</text:span></text:p>
          <text:p text:style-name="P12"/>
        </text:list-item>
        <text:list-item>
          <text:p text:style-name="P23"><text:span text:style-name="T19">Transformation physique : </text:span><text:span text:style-name="T10">transformation au cours de laquelle les espèces chimiques restent les mêmes.</text:span></text:p>
          <text:p text:style-name="P23"><text:span text:style-name="T10">Exemples : </text:span><text:span text:style-name="T8">Changement d’état (fusion de la glace), </text:span><text:span text:style-name="T9">mélange (sirop de menthe </text:span><text:span text:style-name="T12">+ eau</text:span><text:span text:style-name="T9">), </text:span><text:span text:style-name="T11">l</text:span><text:span text:style-name="T9">a dissolution </text:span><text:span text:style-name="T12">(sucre + eau</text:span><text:span text:style-name="T13">),</text:span></text:p>
        </text:list-item>
      </text:list>
      <text:p text:style-name="P14"><text:change-start text:change-id="ct359251616"/></text:p>
      <text:p text:style-name="P25"><text:change-end text:change-id="ct359251616"/><text:span text:style-name="T20">M</text:span>éthode :</text:p>
      <text:p text:style-name="P27"><text:span text:style-name="T13"><text:tab/>P</text:span><text:span text:style-name="T3">our distinguer le type d’une transformation, on doit déterminer si il y a eu apparition ou disparition de nouvelles espèces chimique</text:span><text:span text:style-name="T17">s</text:span><text:span text:style-name="T3">, apparition d’un gaz comme le dioxygène, le dioxyde de carbone ou dihydrogène par exemple, auquel cas la transformation est chimique (sinon elle est physique).</text:span></text:p>
      <text:p text:style-name="P27"/>
      <text:p text:style-name="P27"/>
      <text:p text:style-name="P27"/>
      <text:p text:style-name="P2"><text:span text:style-name="T1">Activité </text:span><text:span text:style-name="T2">3</text:span><text:span text:style-name="T1"> :</text:span></text:p>
      <text:p text:style-name="P6">Autour de nous, le monde change par l’action de différentes transformations qui peuvent être de nature chimique ou physique.</text:p>
      <text:p text:style-name="P6"/>
      <text:p text:style-name="P8">Définitions :</text:p>
      <text:list xml:id="list125427639612341" text:continue-numbering="true" text:style-name="L1">
        <text:list-item>
          <text:p text:style-name="P17"><text:span text:style-name="T19">Espèce chimique : </text:span><text:span text:style-name="T4">À l’échelle microscopique c’est un ensemble de particules, toutes identiques. </text:span></text:p>
        </text:list-item>
      </text:list>
      <text:p text:style-name="P11"/>
      <text:p text:style-name="P19"><text:span text:style-name="T3"><text:tab/>Exemple</text:span><text:span text:style-name="T6">s</text:span><text:span text:style-name="T3"> : l’eau, le dioxygène, le dioxyde de carbone, la vitamine C, l’hélium</text:span></text:p>
      <text:p text:style-name="P11"/>
      <text:list xml:id="list125427739824882" text:continue-numbering="true" text:style-name="L1">
        <text:list-item>
          <text:p text:style-name="P22"><text:span text:style-name="T19">Transformation chimique :</text:span><text:span text:style-name="T3"> </text:span><text:span text:style-name="T18">processus </text:span><text:span text:style-name="T3">pendant lequel il y a </text:span><text:span text:style-name="T5">simultanément</text:span><text:span text:style-name="T3"> apparition de certaines espèces chimique</text:span><text:span text:style-name="T16">s</text:span><text:span text:style-name="T3"> et disparition d’autres.</text:span></text:p>
          <text:p text:style-name="P5"/>
          <text:p text:style-name="P22"><text:span text:style-name="T6">Exemples : </text:span><text:span text:style-name="T7">Le fer qui rouille,</text:span><text:span text:style-name="T14"> </text:span><text:span text:style-name="T15">combustion du carbone dans l’air</text:span></text:p>
          <text:p text:style-name="P13"/>
        </text:list-item>
        <text:list-item>
          <text:p text:style-name="P24"><text:span text:style-name="T19">Transformation physique : </text:span><text:span text:style-name="T10">transformation au cours de laquelle les espèces chimiques restent les mêmes.</text:span></text:p>
          <text:p text:style-name="P24"><text:span text:style-name="T10">Exemples : </text:span><text:span text:style-name="T8">Changement d’état (fusion de la glace), </text:span><text:span text:style-name="T9">mélange (sirop de menthe </text:span><text:span text:style-name="T12">+ eau</text:span><text:span text:style-name="T9">), </text:span><text:span text:style-name="T11">l</text:span><text:span text:style-name="T9">a dissolution </text:span><text:span text:style-name="T12">(sucre + eau</text:span><text:span text:style-name="T13">),</text:span></text:p>
        </text:list-item>
      </text:list>
      <text:p text:style-name="P15"/>
      <text:p text:style-name="P26"><text:span text:style-name="T20">M</text:span>éthode :</text:p>
      <text:p text:style-name="P28"><text:span text:style-name="T13"><text:tab/>P</text:span><text:span text:style-name="T3">our distinguer le type d’une transformation, on doit déterminer si il y a eu apparition ou disparition de nouvelles espèces chimique</text:span><text:span text:style-name="T17">s</text:span><text:span text:style-name="T3">, apparition d’un gaz comme le dioxygène, le dioxyde de carbone ou dihydrogène par exemple, auquel cas la transformation est chimique (sinon elle est physique)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H27M9S</meta:editing-duration>
    <meta:editing-cycles>61</meta:editing-cycles>
    <meta:generator>LibreOffice/6.0.7.3$Windows_x86 LibreOffice_project/dc89aa7a9eabfd848af146d5086077aeed2ae4a5</meta:generator>
    <meta:creation-date>2020-12-27T11:49:34.420260960</meta:creation-date>
    <meta:initial-creator>J Cercy</meta:initial-creator>
    <dc:date>2021-01-19T12:54:26.120000000</dc:date>
    <meta:document-statistic meta:table-count="0" meta:image-count="0" meta:object-count="0" meta:page-count="1" meta:paragraph-count="26" meta:word-count="332" meta:character-count="2102" meta:non-whitespace-character-count="1800"/>
    <meta:template xlink:type="simple" xlink:actuate="onRequest" xlink:title="trace_ecrite_de_cours" xlink:href="../../../../../mes_ressources/document%20type/trace_ecrite_de_cours.ott" meta:date="2020-12-27T11:49:33.165385742"/>
  </office:meta>
</office:document-meta>
</file>